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c2c6" officeooo:paragraph-rsid="0006c2c6"/>
    </style:style>
    <style:style style:name="P2" style:family="paragraph" style:parent-style-name="Standard" style:list-style-name="L1">
      <style:text-properties officeooo:rsid="0006c2c6" officeooo:paragraph-rsid="0006c2c6"/>
    </style:style>
    <style:style style:name="P3" style:family="paragraph" style:parent-style-name="Standard">
      <style:text-properties officeooo:rsid="00071704" officeooo:paragraph-rsid="00071704"/>
    </style:style>
    <style:style style:name="P4" style:family="paragraph" style:parent-style-name="Standard">
      <style:text-properties officeooo:rsid="00071704" officeooo:paragraph-rsid="00083eb7"/>
    </style:style>
    <style:style style:name="P5" style:family="paragraph" style:parent-style-name="Standard">
      <style:paragraph-properties fo:text-align="justify" style:justify-single-word="false"/>
      <style:text-properties officeooo:rsid="00071704" officeooo:paragraph-rsid="00083eb7"/>
    </style:style>
    <style:style style:name="P6" style:family="paragraph" style:parent-style-name="Standard" style:list-style-name="L1">
      <style:text-properties style:text-line-through-style="solid" style:text-line-through-type="single" officeooo:rsid="0006c2c6" officeooo:paragraph-rsid="0006c2c6"/>
    </style:style>
    <style:style style:name="P7" style:family="paragraph" style:parent-style-name="Standard">
      <style:text-properties officeooo:rsid="00209f42" officeooo:paragraph-rsid="00209f42"/>
    </style:style>
    <style:style style:name="P8" style:family="paragraph" style:parent-style-name="Standard">
      <style:text-properties officeooo:rsid="0020b790" officeooo:paragraph-rsid="0020b790"/>
    </style:style>
    <style:style style:name="P9" style:family="paragraph" style:parent-style-name="Standard">
      <style:text-properties officeooo:rsid="002108be" officeooo:paragraph-rsid="002108be"/>
    </style:style>
    <style:style style:name="P10" style:family="paragraph" style:parent-style-name="Standard">
      <style:text-properties officeooo:rsid="0021d0f9" officeooo:paragraph-rsid="0021d0f9"/>
    </style:style>
    <style:style style:name="P11" style:family="paragraph" style:parent-style-name="Standard">
      <style:text-properties officeooo:rsid="00223bb8" officeooo:paragraph-rsid="00223bb8"/>
    </style:style>
    <style:style style:name="P12" style:family="paragraph" style:parent-style-name="Standard">
      <style:text-properties officeooo:rsid="00225b1e" officeooo:paragraph-rsid="00225b1e"/>
    </style:style>
    <style:style style:name="T1" style:family="text">
      <style:text-properties officeooo:rsid="0023ff2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O:</text:p>
      <text:p text:style-name="P1"/>
      <text:list xml:id="list2360605556" text:style-name="L1">
        <text:list-item>
          <text:p text:style-name="P2">Masterprojekt klären</text:p>
        </text:list-item>
        <text:list-item>
          <text:p text:style-name="P6">ING Giro</text:p>
        </text:list-item>
        <text:list-item>
          <text:p text:style-name="P2">Papierablage</text:p>
        </text:list-item>
        <text:list-item>
          <text:p text:style-name="P6">12 Uhr </text:p>
        </text:list-item>
        <text:list-item>
          <text:p text:style-name="P6">Fußboden Küche Mariannenstraße 51</text:p>
        </text:list-item>
      </text:list>
      <text:p text:style-name="P3"/>
      <text:p text:style-name="P3"/>
      <text:p text:style-name="P3">Introduction</text:p>
      <text:p text:style-name="P3">Generating error/classification-confusing matrices</text:p>
      <text:p text:style-name="P3">Generating ROC charts</text:p>
      <text:p text:style-name="P3">Building, Plotting, an evaluationg – classification trees</text:p>
      <text:p text:style-name="P3">Using Random Forest models for classification</text:p>
      <text:p text:style-name="P3">Classifying using support vector machines</text:p>
      <text:p text:style-name="P3">Classifying using Naive Bayes approach</text:p>
      <text:p text:style-name="P3">Classifying using KNN approach</text:p>
      <text:p text:style-name="P3">Using neural networks for classification</text:p>
      <text:p text:style-name="P3">Classifying using linear disciminant funtion analysis</text:p>
      <text:p text:style-name="P3">Classifying using logistic regression</text:p>
      <text:p text:style-name="P4">Using ada boost to combine classification tree models</text:p>
      <text:p text:style-name="P4"/>
      <text:p text:style-name="P4">Klassifikation ist ein überwachtes Lernverfahren, das markierte Daten verwendet, um</text:p>
      <text:p text:style-name="P4">Objekte zu Klassen zuzuordnen.</text:p>
      <text:p text:style-name="P4">, Objekte Gruppen (hier als Klassen bezeichnet) zuzuordnen. Im Gegensatz zur Clusteranalyse sind hier aber in der Regel die Klassen vordefiniert </text:p>
      <text:p text:style-name="P4">Die verfügbaren</text:p>
      <text:p text:style-name="P4">markierten Daten werden in Trainings- und Validierungsdaten aufgeteilt, der Klassifikator</text:p>
      <text:p text:style-name="P4">wird mit den Trainingsdaten bestimmt und dann mit den Validierungsdaten validiert </text:p>
      <text:p text:style-name="P4"/>
      <text:p text:style-name="P4">Ziel</text:p>
      <text:p text:style-name="P4">ist eine hohe Klassifikationsgüte auf den Validierungsdaten.</text:p>
      <text:p text:style-name="P4"/>
      <text:p text:style-name="P4"/>
      <text:p text:style-name="P4">Ein idealer Klassifikator klassifiziert alle gesunden</text:p>
      <text:p text:style-name="P4">Patienten als gesund und alle kranken Patienten als krank</text:p>
      <text:p text:style-name="P4"/>
      <text:p text:style-name="P4"/>
      <text:p text:style-name="P4">Für ein Klassifikationsergebnis sind folgende vier Fälle möglich [2, 15]:</text:p>
      <text:p text:style-name="P4">1. richtig positiv (engl. true positive, TP): y = i, f (x) = i</text:p>
      <text:p text:style-name="P4">(ein kranker Patient wird als krank klassifiziert)</text:p>
      <text:p text:style-name="P4">2. richtig negativ (engl. true negative, TN): y # = i, f (x) # = i</text:p>
      <text:p text:style-name="P4">(ein gesunder Patient wird als gesund klassifiziert)</text:p>
      <text:p text:style-name="P4">3. falsch positiv (engl. false positive, FP): y # = i, f (x) = i</text:p>
      <text:p text:style-name="P4">(ein gesunder Patient wird als krank klassifiziert)</text:p>
      <text:p text:style-name="P4">4. falsch negativ (engl. false negative, FN): y = i, f (x) # = i</text:p>
      <text:p text:style-name="P4">(ein kranker Patient wird als gesund klassifiziert)</text:p>
      <text:p text:style-name="P4"/>
      <text:p text:style-name="P4"/>
      <text:p text:style-name="P4"/>
      <text:p text:style-name="P7">naive Bayes: basiert auf Bayes Theorem, setzt unabhängigkeit der </text:p>
      <text:p text:style-name="P7"/>
      <text:p text:style-name="P7"><text:soft-page-break/></text:p>
      <text:p text:style-name="P7"/>
      <text:p text:style-name="P8">Random forest: An ensemble learning method for classiofication, regrtession and other tasks, that operate by constructing a multitude of decision trees at training time and outputting the class that is the mode of the classes (classification) or mean prediction (regression)</text:p>
      <text:p text:style-name="P8"/>
      <text:p text:style-name="P9">Pruning: is a technique that reduces the size of decision tree by removing sections of the tree that provide little power to classify instances. Prining reduces the complexitsy of the final classifier and hence improves predictive accuracy by reducing overfitting.</text:p>
      <text:p text:style-name="P9"/>
      <text:p text:style-name="P9">Boosting: a process of iteratively refining, e.g. by reweighting, of estimated regression and classification functions (though it has primarily been applied to the latter), in order to improce predicticve ability.</text:p>
      <text:p text:style-name="P4"/>
      <text:p text:style-name="P4"/>
      <text:p text:style-name="P4"/>
      <text:p text:style-name="P10">Cross validation: cross validation compares the test performances of different model realisaitions with different sets or values of parameters.</text:p>
      <text:p text:style-name="P10"/>
      <text:p text:style-name="P10"/>
      <text:p text:style-name="P11">Naive bayes classifier: based on bayes theorem with an assumption independence among predictors. In simple terms, an nb classifier assumes that the presence of a particular feature in a class is unrelated to the presence of any other feature. </text:p>
      <text:p text:style-name="P11"/>
      <text:p text:style-name="P11">K-NN: a non-parametric method used for classification and regression. In both cases, the input consists of the k cloisest training examples in the feature space. The output depends on wether k-nn n is used for classification or regression.</text:p>
      <text:p text:style-name="P11"/>
      <text:p text:style-name="P11">Logistic regression: used to predict a binary outcome (1/0, Yes/No, True/False) given a set of independent variables.</text:p>
      <text:p text:style-name="P11"/>
      <text:p text:style-name="P11">SVM: A data classification method that seperates data using hyperplanes</text:p>
      <text:p text:style-name="P11"/>
      <text:p text:style-name="P11">ANN: Neural networks are built from units called perceptrons. P have one or more inpuits, a actication function and an output. An ann model is built up by combining perceptrons in structured layers.</text:p>
      <text:p text:style-name="P11"/>
      <text:p text:style-name="P11">Tree based models: The idea is to consecutivcely divide (Branch) the training dataset based on the input features until an assignment criterion with respect to the target cariable into a „data bucket“ (leaf) is reached</text:p>
      <text:p text:style-name="P11"/>
      <text:p text:style-name="P12">Training – Validation – Test - <text:span text:style-name="T1">(production)</text:span></text:p>
      <text:p text:style-name="P4"/>
      <text:p text:style-name="P4">Creating random data partitions</text:p>
      <text:p text:style-name="P4">Analysts need an unbiased evaluation of the quality of their machine learning models. To get</text:p>
      <text:p text:style-name="P4">this, they partition the available data into two parts. They use one part to build the machine</text:p>
      <text:p text:style-name="P4">learning model and retain the remaining data as "hold out" data. After building the model,</text:p>
      <text:p text:style-name="P4">they evaluate the model's performance on the hold out data. This recipe shows you how to</text:p>
      <text:p text:style-name="P4">partition data. It separately addresses the situation when the target variable is numeric and</text:p>
      <text:p text:style-name="P5">when it is categorical. It also covers the process of creating two partitions or thre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3T20:44:25.730730346</meta:creation-date>
    <dc:date>2020-04-19T20:51:58.129774520</dc:date>
    <meta:editing-duration>PT6H37M35S</meta:editing-duration>
    <meta:editing-cycles>7</meta:editing-cycles>
    <meta:generator>LibreOffice/6.0.7.3$Linux_X86_64 LibreOffice_project/00m0$Build-3</meta:generator>
    <meta:document-statistic meta:table-count="0" meta:image-count="0" meta:object-count="0" meta:page-count="2" meta:paragraph-count="56" meta:word-count="663" meta:character-count="4381" meta:non-whitespace-character-count="3771"/>
  </office:meta>
</office:document-meta>
</file>